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Table1" style:family="table">
      <style:table-properties style:width="7in" fo:margin-left="0.0056in" table:align="left" style:writing-mode="lr-tb"/>
    </style:style>
    <style:style style:name="Table1.A" style:family="table-column">
      <style:table-column-properties style:column-width="3.3in"/>
    </style:style>
    <style:style style:name="Table1.B" style:family="table-column">
      <style:table-column-properties style:column-width="0.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-left="none" fo:border-right="none" fo:border-top="1.5pt solid #000000" fo:border-bottom="1.5pt solid #000000" style:writing-mode="lr-tb"/>
    </style:style>
    <style:style style:name="Table1.A2" style:family="table-cell">
      <style:table-cell-properties style:vertical-align="top" fo:padding="0in" fo:border="none" style:writing-mode="lr-tb"/>
    </style:style>
    <style:style style:name="Table1.4" style:family="table-row">
      <style:table-row-properties style:min-row-height="0.2813in" fo:keep-together="auto"/>
    </style:style>
    <style:style style:name="Table1.A8" style:family="table-cell">
      <style:table-cell-properties style:vertical-align="top" fo:padding="0in" fo:border-left="none" fo:border-right="none" fo:border-top="none" fo:border-bottom="1.5pt solid #000000" style:writing-mode="lr-tb"/>
    </style:style>
    <style:style style:name="P1" style:family="paragraph" style:parent-style-name="Footer">
      <style:paragraph-properties fo:margin-left="0in" fo:margin-right="0.25in" fo:text-align="end" style:justify-single-word="false" fo:text-indent="0.25in" style:auto-text-indent="false"/>
      <style:text-properties style:font-name-asian="Arial"/>
    </style:style>
    <style:style style:name="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line-height="0.1193in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font-size="9pt" style:font-size-asian="9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text-underline-style="none" officeooo:rsid="00120f56" officeooo:paragraph-rsid="00120f56"/>
    </style:style>
    <style:style style:name="P9" style:family="paragraph" style:parent-style-name="Standard">
      <style:text-properties officeooo:rsid="0012561a" officeooo:paragraph-rsid="0012561a"/>
    </style:style>
    <style:style style:name="P10" style:family="paragraph" style:parent-style-name="Standard">
      <style:text-properties officeooo:rsid="00141103" officeooo:paragraph-rsid="00141103"/>
    </style:style>
    <style:style style:name="P11" style:family="paragraph" style:parent-style-name="Standard">
      <style:text-properties officeooo:rsid="0014de3e" officeooo:paragraph-rsid="0014de3e"/>
    </style:style>
    <style:style style:name="P12" style:family="paragraph" style:parent-style-name="Standard">
      <style:text-properties officeooo:rsid="0016dcbf" officeooo:paragraph-rsid="0016dcbf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Standard">
      <style:paragraph-properties fo:margin-left="0.5in" fo:margin-right="0in" fo:text-indent="0.5in" style:auto-text-indent="false"/>
    </style:style>
    <style:style style:name="P15" style:family="paragraph" style:parent-style-name="Heading_20_1">
      <style:text-properties officeooo:rsid="00120f56" officeooo:paragraph-rsid="00120f56"/>
    </style:style>
    <style:style style:name="P16" style:family="paragraph" style:parent-style-name="Heading_20_3">
      <style:text-properties style:text-underline-style="none" officeooo:rsid="00120f56" officeooo:paragraph-rsid="00120f56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text-properties officeooo:rsid="0019a65f" officeooo:paragraph-rsid="0019a65f"/>
    </style:style>
    <style:style style:name="P19" style:family="paragraph" style:parent-style-name="Standard">
      <style:text-properties officeooo:rsid="001d13e6" officeooo:paragraph-rsid="001d13e6"/>
    </style:style>
    <style:style style:name="P20" style:family="paragraph" style:parent-style-name="Heading_20_1" style:master-page-name="Standard">
      <style:paragraph-properties style:page-number="auto"/>
    </style:style>
    <style:style style:name="T1" style:family="text">
      <style:text-properties style:font-name-asian="Arial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size="9pt" style:font-size-asian="9pt"/>
    </style:style>
    <style:style style:name="T4" style:family="text">
      <style:text-properties fo:font-size="9pt" style:text-underline-style="solid" style:text-underline-width="auto" style:text-underline-color="font-color" fo:font-weight="bold" style:font-size-asian="9pt" style:font-weight-asian="bold"/>
    </style:style>
    <style:style style:name="T5" style:family="text">
      <style:text-properties officeooo:rsid="00120f56"/>
    </style:style>
    <style:style style:name="T6" style:family="text">
      <style:text-properties officeooo:rsid="0016dcbf"/>
    </style:style>
    <style:style style:name="T7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/>
      <text:section text:style-name="Sect1" text:name="Section1">
        <text:h text:style-name="P15" text:outline-level="1">Introduction to Scratch - Variables</text:h>
        <text:p text:style-name="P4"><text:span text:style-name="T1"><text:s/></text:span>(<text:span text:style-name="T5">1.5 hours</text:span>)</text:p>
        <text:p text:style-name="Standard"><text:tab/></text:p>
        <text:p text:style-name="Standard"><text:span text:style-name="Heading_20_2_20_Char">OBJECTIVES:</text:span><text:tab/>1. <text:span text:style-name="T5">Students will learn about adding, manipulating and reading variables.</text:span></text:p>
        <text:p text:style-name="P14">2. <text:span text:style-name="T5">Students will learn to use variables in conditional execution.</text:span> </text:p>
        <text:p text:style-name="Standard"/>
        <text:p text:style-name="Standard"><text:span text:style-name="Heading_20_2_20_Char">OVERVIEW FOR TRAINERS:</text:span> <text:s text:c="5"/></text:p>
        <table:table table:name="Table1" table:style-name="Table1">
          <table:table-column table:style-name="Table1.A"/>
          <table:table-column table:style-name="Table1.B"/>
          <table:table-column table:style-name="Table1.A"/>
          <table:table-row table:style-name="Table1.1">
            <table:table-cell table:style-name="Table1.A1" office:value-type="string">
              <text:h text:style-name="Heading_20_2" text:outline-level="2">METHOD</text:h>
            </table:table-cell>
            <table:table-cell table:style-name="Table1.A1" office:value-type="string">
              <text:h text:style-name="Heading_20_2" text:outline-level="2">TIME</text:h>
            </table:table-cell>
            <table:table-cell table:style-name="Table1.A1" office:value-type="string">
              <text:h text:style-name="Heading_20_2" text:outline-level="2">KNOWLEDGE</text:h>
            </table:table-cell>
          </table:table-row>
          <table:table-row table:style-name="Table1.1">
            <table:table-cell table:style-name="Table1.A2" office:value-type="string">
              <text:h text:style-name="P16" text:outline-level="3">Show MyPong</text:h>
              <text:p text:style-name="P8"/>
              <text:p text:style-name="P8">How is the score kept?</text:p>
              <text:p text:style-name="P8"/>
              <text:p text:style-name="P8">Show PolygonCat</text:p>
              <text:p text:style-name="P8"/>
              <text:p text:style-name="P8">How are the number of sides determined?</text:p>
              <text:p text:style-name="Standard"/>
              <text:p text:style-name="Standard">----SHO questions----</text:p>
              <text:p text:style-name="Standard"><text:span text:style-name="T2">S</text:span><text:span text:style-name="T3"><text:tab/>What do you </text:span><text:span text:style-name="T4">S</text:span><text:span text:style-name="T3">ee and hear?</text:span></text:p>
              <text:p text:style-name="Standard"><text:span text:style-name="T2">H</text:span><text:span text:style-name="T3"><text:tab/>What is </text:span><text:span text:style-name="T4">H</text:span><text:span text:style-name="T3">appening (Problem)?</text:span></text:p>
              <text:p text:style-name="Standard"><text:span text:style-name="T2">O</text:span><text:span text:style-name="T3"><text:tab/>Does it happen in </text:span><text:span text:style-name="T4">O</text:span><text:span text:style-name="T3">ur place?</text:span></text:p>
              <text:p text:style-name="P5"/>
            </table:table-cell>
            <table:table-cell table:style-name="Table1.A2" office:value-type="string">
              <text:p text:style-name="P6"/>
              <text:p text:style-name="P7">5”</text:p>
            </table:table-cell>
            <table:table-cell table:style-name="Table1.A2" office:value-type="string">
              <text:p text:style-name="Standard"><text:span text:style-name="T5">These two are examples of using variables. <text:s/>In the MyPong game the variable is hidden until the end and the score is announced. <text:s/>In the PolygonCat program the variable is on screen but set by the user from the input at the beginning.</text:span><text:tab/><text:tab/></text:p>
            </table:table-cell>
          </table:table-row>
          <table:table-row table:style-name="Table1.1">
            <table:table-cell table:style-name="Table1.A2" office:value-type="string">
              <text:p text:style-name="P9">What is a variable?</text:p>
              <text:p text:style-name="P9"/>
              <text:p text:style-name="P9">Where is a variable?</text:p>
              <text:p text:style-name="P9"/>
              <text:p text:style-name="P9">Storage place for data</text:p>
              <text:p text:style-name="P9"/>
              <text:p text:style-name="P9">Data types</text:p>
              <text:p text:style-name="P9"/>
              <text:p text:style-name="P9"/>
              <text:p text:style-name="P9">A word on variable naming</text:p>
            </table:table-cell>
            <table:table-cell table:style-name="Table1.A2" office:value-type="string">
              <text:p text:style-name="P7">10”</text:p>
            </table:table-cell>
            <table:table-cell table:style-name="Table1.A2" office:value-type="string">
              <text:p text:style-name="P9">A storage place for data</text:p>
              <text:p text:style-name="Standard"/>
              <text:p text:style-name="P9">In the computer memory</text:p>
              <text:p text:style-name="Standard"/>
              <text:p text:style-name="P9">a box with a value in it</text:p>
              <text:p text:style-name="Standard"/>
              <text:p text:style-name="P9">Integer, float, boolean, string (in Scratch, others in other languages)</text:p>
              <text:p text:style-name="P9"/>
              <text:p text:style-name="P9">CamelCase, partialCamelCase, under_scores are acceptable, avoid spaces and starting variable names with numbers.</text:p>
            </table:table-cell>
          </table:table-row>
          <table:table-row table:style-name="Table1.4">
            <table:table-cell table:style-name="Table1.A2" office:value-type="string">
              <text:p text:style-name="P10">Dice rolling game</text:p>
              <text:p text:style-name="P10"/>
              <text:p text:style-name="P10">Write up the pseudocode for the game</text:p>
              <text:p text:style-name="P10"/>
              <text:p text:style-name="P10">Have students identify needed sprites, needed <text:span text:style-name="T6">variables</text:span>, needed signals and needed <text:span text:style-name="T6">scripts</text:span>.</text:p>
              <text:p text:style-name="P10"/>
              <text:p text:style-name="P12">You may have to show how to use the switch costume to block to get the right sprite up. Keep in mind costume name doesn’t matter, it is costume number!</text:p>
              <text:p text:style-name="P12"/>
            </table:table-cell>
            <table:table-cell table:style-name="Table1.A2" office:value-type="string">
              <text:p text:style-name="P7">15”</text:p>
            </table:table-cell>
            <table:table-cell table:style-name="Table1.A2" office:value-type="string">
              <text:p text:style-name="P11">When green flag is clicked …</text:p>
              <text:p text:style-name="P11"/>
              <text:p text:style-name="P11"><text:span text:style-name="T6">player chooses </text:span>a random number between 1 and 6 is chosen for the first die</text:p>
              <text:p text:style-name="P11"><text:span text:style-name="T6">player chooses </text:span>a random number between 1 and 6 is chosen for the second die</text:p>
              <text:p text:style-name="P11">the die roll</text:p>
              <text:p text:style-name="P11">the die show the random numbers (die 1 is random 1, etc.)</text:p>
              <text:p text:style-name="P11">the player announces the total</text:p>
              <text:p text:style-name="Standard"/>
            </table:table-cell>
          </table:table-row>
          <table:table-row table:style-name="Table1.1">
            <table:table-cell table:style-name="Table1.A2" office:value-type="string">
              <text:p text:style-name="P18">Sliders example</text:p>
              <text:p text:style-name="P18"/>
              <text:p text:style-name="P18">Demonstrate the Sphere program</text:p>
            </table:table-cell>
            <table:table-cell table:style-name="Table1.A2" office:value-type="string">
              <text:p text:style-name="P7">10”</text:p>
            </table:table-cell>
            <table:table-cell table:style-name="Table1.A2" office:value-type="string">
              <text:p text:style-name="Standard"/>
              <text:p text:style-name="Standard"/>
              <text:p text:style-name="P18">Show how to set a variable to show in monitor mode and to have sliders.</text:p>
              <text:p text:style-name="P18"/>
              <text:p text:style-name="P18">Demonstrate how the sphere changes size and the volume and surface area are recalulated.</text:p>
              <text:p text:style-name="P18"/>
              <text:p text:style-name="P18">Show how the recalculation is handled by a broadcast and discuss how this could be done by a new block, function, etc.</text:p>
              <text:p text:style-name="Standard"/>
            </table:table-cell>
          </table:table-row>
          <table:table-row table:style-name="Table1.1">
            <table:table-cell table:style-name="Table1.A2" office:value-type="string">
              <text:p text:style-name="P18">Input/output example</text:p>
              <text:p text:style-name="P18"><text:soft-page-break/></text:p>
              <text:p text:style-name="P19">Ask a question, save input to a variable, write an output greeting.</text:p>
              <text:p text:style-name="P19"/>
              <text:p text:style-name="P19">Ask for name, age, output greeting, age statement and age in 10 years statement.</text:p>
              <text:p text:style-name="P19"/>
              <text:p text:style-name="P19">Finally – ask for an article, noun and verb, make a sentence.</text:p>
              <text:p text:style-name="P19"/>
            </table:table-cell>
            <table:table-cell table:style-name="Table1.A2" office:value-type="string">
              <text:p text:style-name="P7"/>
            </table:table-cell>
            <table:table-cell table:style-name="Table1.A2" office:value-type="string">
              <text:p text:style-name="Standard"/>
              <text:p text:style-name="Standard"><text:soft-page-break/></text:p>
              <text:p text:style-name="P19">We are getting ready for the lists activity for next week.</text:p>
              <text:p text:style-name="P19"/>
              <text:p text:style-name="P19">Get input, join strings together and make output.</text:p>
              <text:p text:style-name="P19"/>
              <text:p text:style-name="P19"/>
              <text:p text:style-name="P19">Here we come Madlibs!</text:p>
            </table:table-cell>
          </table:table-row>
          <table:table-row table:style-name="Table1.1">
            <table:table-cell table:style-name="Table1.A2" office:value-type="string">
              <text:p text:style-name="Standard"/>
            </table:table-cell>
            <table:table-cell table:style-name="Table1.A2" office:value-type="string">
              <text:p text:style-name="P7"/>
            </table:table-cell>
            <table:table-cell table:style-name="Table1.A2" office:value-type="string">
              <text:p text:style-name="Standard"/>
            </table:table-cell>
          </table:table-row>
          <table:table-row table:style-name="Table1.1">
            <table:table-cell table:style-name="Table1.A8" office:value-type="string">
              <text:p text:style-name="Standard"/>
            </table:table-cell>
            <table:table-cell table:style-name="Table1.A8" office:value-type="string">
              <text:p text:style-name="P7">10”</text:p>
            </table:table-cell>
            <table:table-cell table:style-name="Table1.A8" office:value-type="string">
              <text:p text:style-name="Standard"/>
            </table:table-cell>
          </table:table-row>
        </table:table>
        <text:p text:style-name="Standard"><text:span text:style-name="Style_20_Heading_20_4_20__2b__20_Bold_20_Underline_20_Char">ATTITUDE:</text:span> <text:s text:c="2"/></text:p>
        <text:p text:style-name="Standard"><text:span text:style-name="Style_20_Heading_20_4_20__2b__20_Bold_20_Underline_20_Char">SKILL:</text:span> <text:s/></text:p>
        <text:p text:style-name="Standard"><text:span text:style-name="Style_20_Heading_20_4_20__2b__20_Bold_20_Underline_20_Char">EVALUATION:</text:span> </text:p>
        <text:p text:style-name="Standard"><text:span text:style-name="Style_20_Heading_20_4_20__2b__20_Bold_20_Underline_20_Char">MATERIALS:</text:span>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ource Han Sans CN Normal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SimSun" style:font-family-asian="SimSun, 宋体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orphans="2" fo:widows="2"/>
      <style:text-properties style:font-name="Verdana" fo:font-family="Verdana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Verdana" style:font-family-complex="Verdana" style:font-family-generic-complex="swiss" style:font-pitch-complex="variable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5.4in" fo:margin-right="0in" fo:text-align="center" style:justify-single-word="false" fo:text-indent="-5.4in" style:auto-text-indent="false" fo:keep-with-next="always">
        <style:tab-stops>
          <style:tab-stop style:position="0in"/>
          <style:tab-stop style:position="0.3in"/>
          <style:tab-stop style:position="0.6in"/>
          <style:tab-stop style:position="0.9in"/>
          <style:tab-stop style:position="1.2in"/>
          <style:tab-stop style:position="1.5in"/>
          <style:tab-stop style:position="1.8in"/>
          <style:tab-stop style:position="2.1in"/>
          <style:tab-stop style:position="2.4in"/>
          <style:tab-stop style:position="2.7in"/>
          <style:tab-stop style:position="3in"/>
          <style:tab-stop style:position="3.3in"/>
          <style:tab-stop style:position="3.6in"/>
          <style:tab-stop style:position="3.9in"/>
          <style:tab-stop style:position="4.2in"/>
          <style:tab-stop style:position="4.5in"/>
          <style:tab-stop style:position="4.8in"/>
          <style:tab-stop style:position="5.1in"/>
          <style:tab-stop style:position="5.4in"/>
          <style:tab-stop style:position="5.7in"/>
          <style:tab-stop style:position="6in"/>
          <style:tab-stop style:position="6.3in"/>
          <style:tab-stop style:position="6.6in"/>
          <style:tab-stop style:position="6.9in"/>
          <style:tab-stop style:position="7.2in"/>
          <style:tab-stop style:position="7.5in"/>
        </style:tab-stops>
      </style:paragraph-properties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weight="bold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in" loext:contextual-spacing="false">
        <style:tab-stops>
          <style:tab-stop style:position="0.3in"/>
        </style:tab-stops>
      </style:paragraph-properties>
      <style:text-properties style:text-underline-style="solid" style:text-underline-width="auto" style:text-underline-color="font-color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835in" fo:margin-bottom="0in" loext:contextual-spacing="false"/>
    </style:style>
    <style:style style:name="Heading_20_5" style:display-name="Heading 5" style:family="paragraph" style:parent-style-name="Standard" style:next-style-name="Standard" style:default-outline-level="5" style:list-style-name="WW8Num20" style:class="text">
      <style:paragraph-properties fo:margin-left="0.1598in" fo:margin-right="0in" fo:margin-top="0.0417in" fo:margin-bottom="0.0417in" loext:contextual-spacing="false" fo:text-indent="-0.1299in" style:auto-text-indent="false">
        <style:tab-stops>
          <style:tab-stop style:position="0.1583in"/>
        </style:tab-stops>
      </style:paragraph-properties>
      <style:text-properties style:font-size-complex="13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justify" style:justify-single-word="false" fo:text-indent="0in" style:auto-text-indent="false">
        <style:tab-stops>
          <style:tab-stop style:position="0in"/>
          <style:tab-stop style:position="0.3752in"/>
          <style:tab-stop style:position="0.6in"/>
          <style:tab-stop style:position="0.9in"/>
          <style:tab-stop style:position="1.2in"/>
          <style:tab-stop style:position="1.5in"/>
          <style:tab-stop style:position="1.8in"/>
          <style:tab-stop style:position="2.1in"/>
          <style:tab-stop style:position="2.4in"/>
          <style:tab-stop style:position="2.7in"/>
          <style:tab-stop style:position="3in"/>
          <style:tab-stop style:position="3.3in"/>
          <style:tab-stop style:position="3.6in"/>
          <style:tab-stop style:position="3.9in"/>
          <style:tab-stop style:position="4.2in"/>
          <style:tab-stop style:position="4.5in"/>
          <style:tab-stop style:position="4.8in"/>
          <style:tab-stop style:position="5.1in"/>
          <style:tab-stop style:position="5.4in"/>
          <style:tab-stop style:position="5.7in"/>
          <style:tab-stop style:position="6in"/>
          <style:tab-stop style:position="6.3in"/>
          <style:tab-stop style:position="6.6in"/>
          <style:tab-stop style:position="6.9in"/>
          <style:tab-stop style:position="7.2in"/>
          <style:tab-stop style:position="7.5in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0.6in" fo:margin-right="0in" fo:text-align="justify" style:justify-single-word="false" fo:text-indent="-0.2252in" style:auto-text-indent="false">
        <style:tab-stops>
          <style:tab-stop style:position="0in"/>
          <style:tab-stop style:position="0.3752in"/>
          <style:tab-stop style:position="0.6in"/>
          <style:tab-stop style:position="0.9in"/>
          <style:tab-stop style:position="1.2in"/>
          <style:tab-stop style:position="1.5in"/>
          <style:tab-stop style:position="1.8in"/>
          <style:tab-stop style:position="2.1in"/>
          <style:tab-stop style:position="2.4in"/>
          <style:tab-stop style:position="2.7in"/>
          <style:tab-stop style:position="3in"/>
          <style:tab-stop style:position="3.3in"/>
          <style:tab-stop style:position="3.6in"/>
          <style:tab-stop style:position="3.9in"/>
          <style:tab-stop style:position="4.2in"/>
          <style:tab-stop style:position="4.5in"/>
          <style:tab-stop style:position="4.8in"/>
          <style:tab-stop style:position="5.1in"/>
          <style:tab-stop style:position="5.4in"/>
          <style:tab-stop style:position="5.7in"/>
          <style:tab-stop style:position="6in"/>
          <style:tab-stop style:position="6.3in"/>
          <style:tab-stop style:position="6.6in"/>
          <style:tab-stop style:position="6.9in"/>
          <style:tab-stop style:position="7.2in"/>
          <style:tab-stop style:position="7.5in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top="0in" fo:margin-bottom="0.0835in" loext:contextual-spacing="false" fo:line-height="200%"/>
    </style:style>
    <style:style style:name="Level_20_1" style:display-name="Level 1" style:family="paragraph" style:parent-style-name="Standard">
      <style:paragraph-properties fo:margin-left="0.5in" fo:margin-right="0in" fo:text-indent="-0.5in" style:auto-text-indent="false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Style_20_Heading_20_1_20__2b__20_Left_3a__20__20_0_22_" style:display-name="Style Heading 1 + Left:  0&quot;" style:family="paragraph" style:parent-style-name="Heading_20_1">
      <style:paragraph-properties fo:margin-left="0in" fo:margin-right="0in" fo:margin-top="0.1665in" fo:margin-bottom="0.0417in" loext:contextual-spacing="false" fo:text-align="center" style:justify-single-word="false" fo:orphans="2" fo:widows="2" fo:text-indent="0in" style:auto-text-indent="false">
        <style:tab-stops/>
      </style:paragraph-properties>
      <style:text-properties style:font-name="Arial Black" fo:font-family="'Arial Black'" style:font-family-generic="swiss" style:font-pitch="variable" fo:font-size="16pt" style:letter-kerning="true" style:font-name-asian="Times New Roman" style:font-family-asian="'Times New Roman'" style:font-family-generic-asian="roman" style:font-pitch-asian="variable" style:font-size-asian="16pt" style:font-name-complex="Arial Black" style:font-family-complex="'Arial Black'" style:font-family-generic-complex="swiss" style:font-pitch-complex="variable" style:font-weight-complex="bold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Style1" style:family="paragraph" style:parent-style-name="Heading_20_1">
      <style:text-properties fo:font-size="12pt" style:font-size-asian="12pt"/>
    </style:style>
    <style:style style:name="Style2" style:family="paragraph" style:parent-style-name="Heading_20_1">
      <style:text-properties fo:font-size="12pt" style:font-size-asian="12pt" style:font-size-complex="12pt"/>
    </style:style>
    <style:style style:name="Style3" style:family="paragraph" style:parent-style-name="Heading_20_1">
      <style:paragraph-properties fo:text-align="center" style:justify-single-word="false"/>
      <style:text-properties fo:font-size="12pt" fo:font-weight="normal" style:font-size-asian="12pt" style:font-weight-asian="normal" style:font-size-complex="12pt"/>
    </style:style>
    <style:style style:name="Style4" style:family="paragraph" style:parent-style-name="Standard">
      <style:text-properties style:font-weight-complex="bold"/>
    </style:style>
    <style:style style:name="Style_20_26_20_pt_20_Before_3a__20__20_12_20_pt_20_After_3a__20__20_12_20_pt" style:display-name="Style 26 pt Before:  12 pt After:  12 pt" style:family="paragraph" style:parent-style-name="Standard">
      <style:paragraph-properties fo:margin-top="0.0835in" fo:margin-bottom="0.0835in" loext:contextual-spacing="false"/>
      <style:text-properties fo:font-size="26pt" style:font-size-asian="26pt"/>
    </style:style>
    <style:style style:name="Style_20_Heading_20_4_20__2b__20_Bold_20_Underline" style:display-name="Style Heading 4 + Bold Underline" style:family="paragraph" style:parent-style-name="Heading_20_4">
      <style:text-properties style:text-underline-style="solid" style:text-underline-width="auto" style:text-underline-color="font-color"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class="index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" fo:font-family="Arial" style:font-family-generic="swiss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Arial" fo:font-family="Arial" style:font-family-generic="swiss" style:font-pitch="variable" style:font-name-asian="SimSun" style:font-family-asian="SimSun, 宋体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Arial" fo:font-family="Arial" style:font-family-generic="swiss" style:font-pitch="variable" style:font-name-asian="SimSun" style:font-family-asian="SimSun, 宋体" style:font-pitch-asian="variable" style:font-name-complex="Arial" style:font-family-complex="Arial" style:font-family-generic-complex="swiss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/>
    <style:style style:name="WW8Num21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swiss" style:font-pitch="variable" fo:language="en" fo:country="US" fo:font-weight="bold" style:font-name-asian="SimSun" style:font-family-asian="SimSun, 宋体" style:font-pitch-asian="variable" style:font-weight-asian="bold" style:font-name-complex="Arial" style:font-family-complex="Arial" style:font-family-generic-complex="swiss" style:font-pitch-complex="variable" style:language-complex="ar" style:country-complex="SA" style:font-style-complex="italic" style:font-weight-complex="bold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swiss" style:font-pitch="variable" fo:language="en" fo:country="US" style:font-name-asian="SimSun" style:font-family-asian="SimSun, 宋体" style:font-pitch-asian="variable" style:font-name-complex="Arial" style:font-family-complex="Arial" style:font-family-generic-complex="swiss" style:font-pitch-complex="variable" style:language-complex="ar" style:country-complex="SA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swiss" style:font-pitch="variable" fo:language="en" fo:country="US" style:text-underline-style="solid" style:text-underline-width="auto" style:text-underline-color="font-color" style:font-name-asian="SimSun" style:font-family-asian="SimSun, 宋体" style:font-pitch-asian="variable" style:font-name-complex="Arial" style:font-family-complex="Arial" style:font-family-generic-complex="swiss" style:font-pitch-complex="variable" style:language-complex="ar" style:country-complex="SA"/>
    </style:style>
    <style:style style:name="Style_20_Heading_20_4_20__2b__20_Bold_20_Underline_20_Char" style:display-name="Style Heading 4 + Bold Underline Char" style:family="text" style:parent-style-name="Heading_20_4_20_Char">
      <style:text-properties style:text-underline-style="solid" style:text-underline-width="auto" style:text-underline-color="font-color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swiss" style:font-pitch="variable" fo:font-size="12pt" fo:language="en" fo:country="US" fo:font-weight="bold" style:font-name-asian="SimSun" style:font-family-asian="SimSun, 宋体" style:font-pitch-asian="variable" style:font-size-asian="12pt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  <style:text-properties style:font-name="Aria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prefix="Chapter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text:style-name="WW8Num11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text:style-name="WW8Num11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0.4083in" fo:text-indent="-0.25in" fo:margin-left="0.4083in"/>
        </style:list-level-properties>
        <style:text-properties style:font-name="Aria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0.9083in" fo:text-indent="-0.25in" fo:margin-left="0.9083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4083in" fo:text-indent="-0.25in" fo:margin-left="1.4083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9083in" fo:text-indent="-0.25in" fo:margin-left="1.9083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4083in" fo:text-indent="-0.25in" fo:margin-left="2.4083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9083in" fo:text-indent="-0.25in" fo:margin-left="2.908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4083in" fo:text-indent="-0.25in" fo:margin-left="3.4083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3.9083in" fo:text-indent="-0.25in" fo:margin-left="3.9083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083in" fo:text-indent="-0.25in" fo:margin-left="4.40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bullet text:level="2" text:style-name="WW8Num19z1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bullet text:level="2" text:style-name="WW8Num21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bullet text:level="2" text:style-name="WW8Num22z1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7.0056in" table:align="left" style:writing-mode="lr-tb"/>
    </style:style>
    <style:style style:name="Table3.A" style:family="table-column">
      <style:table-column-properties style:column-width="3.3028in"/>
    </style:style>
    <style:style style:name="Table3.B" style:family="table-column">
      <style:table-column-properties style:column-width="0.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in" fo:border-left="none" fo:border-right="none" fo:border-top="1.5pt solid #000000" fo:border-bottom="1.5pt solid #000000" style:writing-mode="lr-tb"/>
    </style:style>
    <style:style style:name="MP1" style:family="paragraph" style:parent-style-name="Footer">
      <style:paragraph-properties fo:margin-left="0in" fo:margin-right="0.25in" fo:text-align="end" style:justify-single-word="false" fo:text-indent="0.25in" style:auto-text-indent="false"/>
      <style:text-properties style:font-name-asian="Arial"/>
    </style:style>
    <style:style style:name="M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MP3" style:family="paragraph" style:parent-style-name="Standard">
      <style:paragraph-properties fo:line-height="0.1193in"/>
    </style:style>
    <style:style style:name="MP4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style:font-name-asian="Arial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5in" fo:margin-bottom="0.5in" fo:margin-left="0.7in" fo:margin-right="0.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Frame1" text:anchor-type="paragraph" svg:y="0.0008in" draw:z-index="1"><draw:text-box fo:min-height="0.0228in" fo:min-width="0.0161in"><text:p text:style-name="Footer"><text:span text:style-name="Page_20_Number"><text:page-number text:select-page="current">2</text:page-number></text:span></text:p></draw:text-box></draw:frame> <text:s/></text:p>
      </style:footer>
    </style:master-page>
    <style:master-page style:name="Convert_20_1" style:display-name="Convert 1" style:page-layout-name="Mpm1">
      <style:header>
        <text:p text:style-name="MP2">THE CTT PROCESS</text:p>
        <table:table table:name="Table3" table:style-name="Table3">
          <table:table-column table:style-name="Table3.A"/>
          <table:table-column table:style-name="Table3.B"/>
          <table:table-column table:style-name="Table3.A"/>
          <table:table-row table:style-name="Table3.1">
            <table:table-cell table:style-name="Table3.A1" office:value-type="string">
              <text:p text:style-name="Standard">METHOD</text:p>
            </table:table-cell>
            <table:table-cell table:style-name="Table3.A1" office:value-type="string">
              <text:p text:style-name="Standard">TIME</text:p>
            </table:table-cell>
            <table:table-cell table:style-name="Table3.A1" office:value-type="string">
              <text:p text:style-name="Standard">KNOWLEDGE</text:p>
            </table:table-cell>
          </table:table-row>
        </table:table>
        <text:p text:style-name="MP3"/>
      </style:header>
      <style:footer>
        <text:p text:style-name="MP1"><draw:frame draw:style-name="Mfr1" draw:name="Frame2" text:anchor-type="paragraph" svg:y="0.0008in" draw:z-index="0"><draw:text-box fo:min-height="0.0228in" fo:min-width="0.0161in"><text:p text:style-name="Footer"><text:span text:style-name="Page_20_Number"><text:page-number text:select-page="current">0</text:page-number></text:span></text:p></draw:text-box></draw:frame> <text:s/></text:p>
      </style:footer>
    </style:master-page>
    <style:master-page style:name="Convert_20_2" style:display-name="Convert 2" style:page-layout-name="Mpm1">
      <style:header>
        <text:p text:style-name="Header"/>
      </style:header>
      <style:footer>
        <text:p text:style-name="MP4"><text:span text:style-name="Page_20_Number"><text:span text:style-name="MT2">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E Lesson Plan Improved</dc:title>
    <meta:creation-date>2016-04-04T15:31:55.143690757</meta:creation-date>
    <meta:editing-cycles>6</meta:editing-cycles>
    <meta:editing-duration>PT1H39M43S</meta:editing-duration>
    <meta:generator>LibreOffice/5.1.1.3$Linux_X86_64 LibreOffice_project/10m0$Build-3</meta:generator>
    <meta:initial-creator>Thomas Hicks</meta:initial-creator>
    <dc:date>2016-04-04T19:50:01.800550209</dc:date>
    <dc:creator>Thomas Hicks</dc:creator>
    <meta:document-statistic meta:table-count="2" meta:image-count="0" meta:object-count="0" meta:page-count="2" meta:paragraph-count="68" meta:word-count="417" meta:character-count="2372" meta:non-whitespace-character-count="1993"/>
    <meta:template xlink:type="simple" xlink:actuate="onRequest" xlink:title="CHE Lesson Plan Improved" xlink:href="../../../../../../.config/libreoffice/4/user/template/CHE%20Lesson%20Plan%20Improved.ott" meta:date="2016-04-04T15:31:54.843163188"/>
  </office:meta>
</office:document-meta>
</file>